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c6fa4"/>
    </style:style>
    <style:style style:name="P2" style:family="paragraph" style:parent-style-name="Standard">
      <style:text-properties officeooo:paragraph-rsid="001e0800"/>
    </style:style>
    <style:style style:name="P3" style:family="paragraph" style:parent-style-name="Standard">
      <style:text-properties officeooo:paragraph-rsid="00220fd5"/>
    </style:style>
    <style:style style:name="P4" style:family="paragraph" style:parent-style-name="Standard">
      <style:text-properties officeooo:paragraph-rsid="00363d65"/>
    </style:style>
    <style:style style:name="P5" style:family="paragraph" style:parent-style-name="Standard">
      <style:text-properties officeooo:paragraph-rsid="003e67b7"/>
    </style:style>
    <style:style style:name="P6" style:family="paragraph" style:parent-style-name="Standard">
      <style:text-properties officeooo:paragraph-rsid="004499b5"/>
    </style:style>
    <style:style style:name="P7" style:family="paragraph" style:parent-style-name="Standard">
      <style:text-properties officeooo:paragraph-rsid="0055f375"/>
    </style:style>
    <style:style style:name="P8" style:family="paragraph" style:parent-style-name="Standard">
      <style:text-properties officeooo:paragraph-rsid="00577492"/>
    </style:style>
    <style:style style:name="P9" style:family="paragraph" style:parent-style-name="Standard">
      <style:text-properties officeooo:paragraph-rsid="0057b2b4"/>
    </style:style>
    <style:style style:name="P10" style:family="paragraph" style:parent-style-name="Standard">
      <style:text-properties officeooo:paragraph-rsid="00599edd"/>
    </style:style>
    <style:style style:name="P11" style:family="paragraph" style:parent-style-name="Standard">
      <style:text-properties officeooo:paragraph-rsid="005b56e1"/>
    </style:style>
    <style:style style:name="P12" style:family="paragraph" style:parent-style-name="Standard">
      <style:text-properties officeooo:paragraph-rsid="005b89cf"/>
    </style:style>
    <style:style style:name="P13" style:family="paragraph" style:parent-style-name="Standard">
      <style:text-properties officeooo:paragraph-rsid="005bf1c8"/>
    </style:style>
    <style:style style:name="P14" style:family="paragraph" style:parent-style-name="Standard">
      <style:text-properties officeooo:paragraph-rsid="005cb0fe"/>
    </style:style>
    <style:style style:name="T1" style:family="text">
      <style:text-properties officeooo:rsid="001d8fcc"/>
    </style:style>
    <style:style style:name="T2" style:family="text">
      <style:text-properties officeooo:rsid="001e0800"/>
    </style:style>
    <style:style style:name="T3" style:family="text">
      <style:text-properties officeooo:rsid="001f23da"/>
    </style:style>
    <style:style style:name="T4" style:family="text">
      <style:text-properties officeooo:rsid="001f44c7"/>
    </style:style>
    <style:style style:name="T5" style:family="text">
      <style:text-properties officeooo:rsid="0020c883"/>
    </style:style>
    <style:style style:name="T6" style:family="text">
      <style:text-properties officeooo:rsid="0020ca17"/>
    </style:style>
    <style:style style:name="T7" style:family="text">
      <style:text-properties officeooo:rsid="00216fa9"/>
    </style:style>
    <style:style style:name="T8" style:family="text">
      <style:text-properties officeooo:rsid="00220fd5"/>
    </style:style>
    <style:style style:name="T9" style:family="text">
      <style:text-properties officeooo:rsid="0023eae4"/>
    </style:style>
    <style:style style:name="T10" style:family="text">
      <style:text-properties officeooo:rsid="002445e7"/>
    </style:style>
    <style:style style:name="T11" style:family="text">
      <style:text-properties officeooo:rsid="0025503f"/>
    </style:style>
    <style:style style:name="T12" style:family="text">
      <style:text-properties officeooo:rsid="002c103b"/>
    </style:style>
    <style:style style:name="T13" style:family="text">
      <style:text-properties officeooo:rsid="002d112e"/>
    </style:style>
    <style:style style:name="T14" style:family="text">
      <style:text-properties officeooo:rsid="002d45b9"/>
    </style:style>
    <style:style style:name="T15" style:family="text">
      <style:text-properties officeooo:rsid="002da8cb"/>
    </style:style>
    <style:style style:name="T16" style:family="text">
      <style:text-properties officeooo:rsid="002f83b7"/>
    </style:style>
    <style:style style:name="T17" style:family="text">
      <style:text-properties officeooo:rsid="0030f451"/>
    </style:style>
    <style:style style:name="T18" style:family="text">
      <style:text-properties officeooo:rsid="003152db"/>
    </style:style>
    <style:style style:name="T19" style:family="text">
      <style:text-properties officeooo:rsid="00352eb2"/>
    </style:style>
    <style:style style:name="T20" style:family="text">
      <style:text-properties officeooo:rsid="00363d65"/>
    </style:style>
    <style:style style:name="T21" style:family="text">
      <style:text-properties officeooo:rsid="0036fa3a"/>
    </style:style>
    <style:style style:name="T22" style:family="text">
      <style:text-properties officeooo:rsid="0037bcd1"/>
    </style:style>
    <style:style style:name="T23" style:family="text">
      <style:text-properties officeooo:rsid="00396fa1"/>
    </style:style>
    <style:style style:name="T24" style:family="text">
      <style:text-properties officeooo:rsid="00398c84"/>
    </style:style>
    <style:style style:name="T25" style:family="text">
      <style:text-properties officeooo:rsid="0039b8be"/>
    </style:style>
    <style:style style:name="T26" style:family="text">
      <style:text-properties officeooo:rsid="003e67b7"/>
    </style:style>
    <style:style style:name="T27" style:family="text">
      <style:text-properties officeooo:rsid="00400678"/>
    </style:style>
    <style:style style:name="T28" style:family="text">
      <style:text-properties officeooo:rsid="00417676"/>
    </style:style>
    <style:style style:name="T29" style:family="text">
      <style:text-properties officeooo:rsid="0042c704"/>
    </style:style>
    <style:style style:name="T30" style:family="text">
      <style:text-properties officeooo:rsid="00437192"/>
    </style:style>
    <style:style style:name="T31" style:family="text">
      <style:text-properties officeooo:rsid="0045e8f6"/>
    </style:style>
    <style:style style:name="T32" style:family="text">
      <style:text-properties officeooo:rsid="00472344"/>
    </style:style>
    <style:style style:name="T33" style:family="text">
      <style:text-properties officeooo:rsid="0047c567"/>
    </style:style>
    <style:style style:name="T34" style:family="text">
      <style:text-properties officeooo:rsid="0048b8f4"/>
    </style:style>
    <style:style style:name="T35" style:family="text">
      <style:text-properties officeooo:rsid="004a1894"/>
    </style:style>
    <style:style style:name="T36" style:family="text">
      <style:text-properties officeooo:rsid="004a26b6"/>
    </style:style>
    <style:style style:name="T37" style:family="text">
      <style:text-properties officeooo:rsid="004a7f3b"/>
    </style:style>
    <style:style style:name="T38" style:family="text">
      <style:text-properties officeooo:rsid="004ac811"/>
    </style:style>
    <style:style style:name="T39" style:family="text">
      <style:text-properties officeooo:rsid="004c4a41"/>
    </style:style>
    <style:style style:name="T40" style:family="text">
      <style:text-properties officeooo:rsid="004e7e3c"/>
    </style:style>
    <style:style style:name="T41" style:family="text">
      <style:text-properties officeooo:rsid="00515a41"/>
    </style:style>
    <style:style style:name="T42" style:family="text">
      <style:text-properties officeooo:rsid="0052b24b"/>
    </style:style>
    <style:style style:name="T43" style:family="text">
      <style:text-properties officeooo:rsid="00531d8f"/>
    </style:style>
    <style:style style:name="T44" style:family="text">
      <style:text-properties officeooo:rsid="0053f19e"/>
    </style:style>
    <style:style style:name="T45" style:family="text">
      <style:text-properties officeooo:rsid="00546eed"/>
    </style:style>
    <style:style style:name="T46" style:family="text">
      <style:text-properties officeooo:rsid="0055f375"/>
    </style:style>
    <style:style style:name="T47" style:family="text">
      <style:text-properties officeooo:rsid="00577492"/>
    </style:style>
    <style:style style:name="T48" style:family="text">
      <style:text-properties officeooo:rsid="0057b2b4"/>
    </style:style>
    <style:style style:name="T49" style:family="text">
      <style:text-properties officeooo:rsid="0057c842"/>
    </style:style>
    <style:style style:name="T50" style:family="text">
      <style:text-properties officeooo:rsid="00599edd"/>
    </style:style>
    <style:style style:name="T51" style:family="text">
      <style:text-properties officeooo:rsid="005b56e1"/>
    </style:style>
    <style:style style:name="T52" style:family="text">
      <style:text-properties officeooo:rsid="005b89cf"/>
    </style:style>
    <style:style style:name="T53" style:family="text">
      <style:text-properties officeooo:rsid="005bf1c8"/>
    </style:style>
    <style:style style:name="T54" style:family="text">
      <style:text-properties officeooo:rsid="005cb0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将中间代码转换成目标代码时我们主要采取逐句翻译的模式，这样的好处在于翻译起来相对方便，代码也比较清晰，缺陷在于对于一些分支跳转语句需要一些特殊的处理，经过权衡我们最终还是采用了这种翻译策略。同时为了使翻译过程更加清晰和简洁，对于每一条中间代码的指令，我们都为其编写一个翻译函数，将所有这样的函数声明为一个函数指针数组，这样就可以将调用各个不同指令翻译函数的语句统一起来，而不需要用一个很大的switch语句去判断该调用哪个函数。</text:p>
      <text:p text:style-name="P1"/>
      <text:p text:style-name="P1">运行时刻内存分配</text:p>
      <text:p text:style-name="P1">全局变量<text:span text:style-name="T1">的内存分配不由我们的编译器来做，而是由汇编器来处理</text:span><text:span text:style-name="T2">。</text:span></text:p>
      <text:p text:style-name="P1"><text:span text:style-name="T1">对于每个局部变量，我们都需要为它们在所在函数的栈空间中留下相应的内存空间，因为它们可能会被指针所指，必须要有固定的内存空间</text:span><text:span text:style-name="T2">。</text:span></text:p>
      <text:p text:style-name="P1"><text:span text:style-name="T2">对于临时变量，只有当该临时变量未被分配寄存器的情况下才会为该临时变量分配内存空间。</text:span></text:p>
      <text:p text:style-name="P1"><text:span text:style-name="T2">对于形参，前四个参数（如果存在）也必须为其分配内存空间，从第五个参数开始由于其在传参时已存放在caller函数的栈中，故不需要再分配额外的内存空间。</text:span></text:p>
      <text:p text:style-name="P2"><text:span text:style-name="T2">另外，内存分配时还需要考虑数据类型。int，int*，char*均为4字节，char为1字节，但在内存分配时，为了方便对齐，对于非数组的变量，我们均为其分配了4字节的空间，由于unicore采用little endian，在读写内存时实际并无影响，可以直接用ldw和stw。但对于字符型数组，还是必须每个元素分配1个字节，同时需保证内存地址的对齐，读写时需要使用ldb和stb。</text:span></text:p>
      <text:p text:style-name="P2"><text:span text:style-name="T2"/></text:p>
      <text:p text:style-name="P2"><text:span text:style-name="T2">目标代码</text:span><text:span text:style-name="T12">的数据结构</text:span></text:p>
      <text:p text:style-name="P2"><text:span text:style-name="T12">为了实现我们在目标代码上的优化，我们将生成的目标代码也用一定的数据结构存起来</text:span></text:p>
      <text:p text:style-name="P2"><text:span text:style-name="T12"/></text:p>
      <text:p text:style-name="P2"><text:span text:style-name="T2"/></text:p>
      <text:p text:style-name="P2"><text:span text:style-name="T2">Label</text:span><text:span text:style-name="T3">的预处理</text:span></text:p>
      <text:p text:style-name="P2"><text:span text:style-name="T3">由于我们采用逐句翻译</text:span><text:span text:style-name="T4">的模式，不可避免地在</text:span><text:span text:style-name="T5">分支跳转语句会遇到需要得到尚未翻译</text:span><text:span text:style-name="T6">的语句的label的问题。解决这个问题有两个方式：一个是先做个标记，等全部函数翻译完后再进行填空；另一种方式就是提前把可能有的label标记出来。前一种方法在实现时会遇到不知道哪些语句需要有label的问题，处理起来不是很方便，所以我们</text:span><text:span text:style-name="T7">的编译器</text:span><text:span text:style-name="T6">采用了第二种方式。</text:span></text:p>
      <text:p text:style-name="P2"><text:span text:style-name="T6">实际翻译</text:span><text:span text:style-name="T8">中，我们的label有如下几种：</text:span></text:p>
      <text:p text:style-name="P2"><text:span text:style-name="T8">if_op，if_not_op，goto_op语句跳转到的语句；</text:span></text:p>
      <text:p text:style-name="P3"><text:span text:style-name="T8">if_op，if_not_op的下一句</text:span></text:p>
      <text:p text:style-name="P3"><text:span text:style-name="T8">get_rb，not_op占用两个label，其下一句占用一个label（复合布尔赋值）</text:span></text:p>
      <text:p text:style-name="P2"><text:span text:style-name="T8">函数的首语句（用于尾递归）</text:span></text:p>
      <text:p text:style-name="P2"><text:span text:style-name="T8">这里</text:span><text:span text:style-name="T9">的label会存在冗余，但是可以在目标代码生成后通过窥孔优化消除（由于时间所限，我们未实现）</text:span></text:p>
      <text:p text:style-name="P2"><text:span text:style-name="T9"/></text:p>
      <text:p text:style-name="P2"><text:span text:style-name="T9">全局变量</text:span><text:span text:style-name="T10">和字符串常量</text:span></text:p>
      <text:p text:style-name="P2"><text:span text:style-name="T10">由于全局变量存在data</text:span><text:span text:style-name="T11">段，我们</text:span><text:span text:style-name="T12">在翻译开始之前，先</text:span><text:span text:style-name="T13">将全局符号表中的全局变量在目标代码的头部声明。每个函数结束</text:span><text:span text:style-name="T14">后，将该函数用到的全局变量地址</text:span><text:span text:style-name="T17">放</text:span><text:span text:style-name="T14">在该函数的代码段尾部。</text:span></text:p>
      <text:p text:style-name="P2"><text:span text:style-name="T14">对于字符串常量，我们注意</text:span><text:span text:style-name="T15">到在gcc中不同函数中同样的字符串实际放在相同</text:span><text:span text:style-name="T16">的地址空间中，也就</text:span><text:span text:style-name="T17">是说</text:span><text:span text:style-name="T16">相同的字符串常量应该只被声明一次</text:span><text:span text:style-name="T17">。我们也遵循了这样的规则，所以我们在翻译每个函数之前，先查找在该函数中用到了哪些字符串常量，如果之前没有被声明，则在该函数头部声明，在函数代码段尾部依然有相应</text:span><text:span text:style-name="T18">的地址。</text:span></text:p>
      <text:p text:style-name="P2"><text:span text:style-name="T18"/></text:p>
      <text:p text:style-name="P2"><text:span text:style-name="T18">寄存器</text:span><text:span text:style-name="T19">的保护与同步</text:span></text:p>
      <text:p text:style-name="P4"><text:span text:style-name="T20">在生成目标代码的整个过程中，寄存器</text:span><text:span text:style-name="T21">的保护与同步问题从始至终一直是我们考虑</text:span><text:span text:style-name="T22">的重中之重。</text:span></text:p>
      <text:p text:style-name="P4"><text:span text:style-name="T22">由于采用</text:span><text:span text:style-name="T23">了图染色算法的寄存器分配策略，</text:span><text:span text:style-name="T24">多个变量共用一个寄存器的情况很多，</text:span><text:span text:style-name="T25">但这意味着我们在更新寄存器值的时候必须特别小心，如果一个变量某时刻不活跃，却将它的值更新到它所分配给的寄存器中，则该寄存器就</text:span><text:span text:style-name="T28">会</text:span><text:span text:style-name="T25">被污染</text:span><text:span text:style-name="T28">！</text:span></text:p>
      <text:p text:style-name="P5"><text:span text:style-name="T26">而指针则造成了另一个问题，寄存器与内存中的值可能不同步</text:span><text:span text:style-name="T27">。为了解决这个问题</text:span><text:span text:style-name="T29">，正如前面所说，我们做了指针分析，从而得到了在中间代码每条指令处每个指针变量可能指向哪些变量。通过分析出的结果，我们设计了如下的寄存器同步策略：</text:span></text:p>
      <text:p text:style-name="P6"><text:span text:style-name="T29">遇到取一个指针地址的值操作时，将该指针当前可能指向的并且正处于其对应的寄存器中的那些变量存回内存中，再进行读内存操作；</text:span></text:p>
      <text:p text:style-name="P5"><text:span text:style-name="T29">遇到向一个指针地址写入操作时，</text:span><text:span text:style-name="T30">再完成写入操作后，将该指针当前可能指向</text:span><text:span text:style-name="T31">的</text:span><text:span text:style-name="T32">且</text:span><text:span text:style-name="T31">正处于</text:span><text:span text:style-name="T32">其分配的</text:span><text:span text:style-name="T31">寄存器中</text:span><text:span text:style-name="T32">的所有变量的寄存器值更新为对应的内存中的值。</text:span></text:p>
      <text:p text:style-name="P5"><text:span text:style-name="T32">全局变量</text:span><text:span text:style-name="T35">也会遇到寄存器与内存地址不同步的问题，解决这个问题我们采取了一种实现比较简单效率稍微有些损失的策略：全局变量每次被赋值时都将其存回内存中。这样</text:span><text:span text:style-name="T38">在任何时刻全局变量的内存值和寄</text:span><text:soft-page-break/><text:span text:style-name="T38">存器值都是同步的。</text:span></text:p>
      <text:p text:style-name="P5"><text:span text:style-name="T32"/></text:p>
      <text:p text:style-name="P5"><text:span text:style-name="T32">相应</text:span><text:span text:style-name="T33">的，在</text:span><text:span text:style-name="T32">函数调用</text:span><text:span text:style-name="T33">时，我们也设计了一套策略</text:span><text:span text:style-name="T34">：</text:span></text:p>
      <text:p text:style-name="P5"><text:span text:style-name="T34">caller</text:span></text:p>
      <text:p text:style-name="P5"><text:span text:style-name="T34">可以分析得到callee所用的寄存器个数，我们</text:span><text:span text:style-name="T36">所需要考虑保护和同步的只有被调用函数所用的寄存器个数和caller_save寄存器数的最小值。</text:span></text:p>
      <text:p text:style-name="P5"><text:span text:style-name="T36">这些寄存器当前所存</text:span><text:span text:style-name="T37">的变量有三种情况，策略分别如下：</text:span></text:p>
      <text:p text:style-name="P5"><text:span text:style-name="T34">临时变量：如果函数调用返回后仍活跃，则在函数调用前将其推栈，返回时将其恢复</text:span><text:span text:style-name="T38">；</text:span></text:p>
      <text:p text:style-name="P5"><text:span text:style-name="T34">局部变量</text:span><text:span text:style-name="T37">：如果局部变量（包括形参）在调用返回后活跃或者其在函数调用时刻被某个指针所指，则将该变量的寄存器值存入内存中，函数调用返回后再从内存中将该变量重新读入对应寄存器</text:span><text:span text:style-name="T38">；</text:span></text:p>
      <text:p text:style-name="P5"><text:span text:style-name="T38">全局变量：由于我们对于全局变量的处理保证了其同步性，故全局变量在调用前不用推栈或存入内存，而只需要在函数调用返回后将其从内存中读到寄存器中。</text:span></text:p>
      <text:p text:style-name="P5"><text:span text:style-name="T39">c</text:span><text:span text:style-name="T34">allee</text:span></text:p>
      <text:p text:style-name="P5"><text:span text:style-name="T34">对于calle</text:span><text:span text:style-name="T41">e</text:span><text:span text:style-name="T34">_</text:span><text:span text:style-name="T40">save的寄存器处理起来比较简单，如果用到了则在函数最开始将其推栈，函数结束前将其恢复即可。</text:span></text:p>
      <text:p text:style-name="P5"><text:span text:style-name="T40"/></text:p>
      <text:p text:style-name="P5"><text:span text:style-name="T40"/></text:p>
      <text:p text:style-name="P5"><text:span text:style-name="T40">控制流语句</text:span></text:p>
      <text:p text:style-name="P5"><text:span text:style-name="T40">由于三元式同一标号不能重复赋值</text:span><text:span text:style-name="T42">的限制，我们的中间代码在表示复合布尔表达式会使用set_rb和get_rb这两条指令</text:span><text:span text:style-name="T43">，这使得在翻译成目标代码</text:span><text:span text:style-name="T44">时</text:span><text:span text:style-name="T45">会有很多的冗余，且需要一个专用寄存器来保存布尔值，这当然是我们不愿意看到的，所以我们设计了一种查找算法，顺着中间代码</text:span><text:span text:style-name="T46">的逻辑找到每个简单判断条件（不含&amp;&amp;，||，!）应该跳转到的标签。下面举一个例子：</text:span></text:p>
      <text:p text:style-name="P7"><text:span text:style-name="T46"/></text:p>
      <text:p text:style-name="P7"><text:span text:style-name="T46">if (!</text:span><text:span text:style-name="T47">a</text:span><text:span text:style-name="T46"> &amp;&amp; </text:span><text:span text:style-name="T47">(a &lt; b)</text:span><text:span text:style-name="T46">)</text:span></text:p>
      <text:p text:style-name="P7"><text:span text:style-name="T46"><text:tab/>c = 1;</text:span></text:p>
      <text:p text:style-name="P7"><text:span text:style-name="T46">else</text:span></text:p>
      <text:p text:style-name="P7"><text:span text:style-name="T46"><text:tab/>c = 2;</text:span></text:p>
      <text:p text:style-name="P7"><text:span text:style-name="T46"/></text:p>
      <text:p text:style-name="P8"><text:span text:style-name="T47">(0) ! a</text:span></text:p>
      <text:p text:style-name="P8"><text:span text:style-name="T47">(1) set_rb 0</text:span></text:p>
      <text:p text:style-name="P8"><text:span text:style-name="T47">(2) if_not (</text:span><text:span text:style-name="T49">0</text:span><text:span text:style-name="T47">) goto (</text:span><text:span text:style-name="T50">6</text:span><text:span text:style-name="T47">)</text:span></text:p>
      <text:p text:style-name="P8"><text:span text:style-name="T47">(3) </text:span><text:span text:style-name="T48">&lt; a b</text:span></text:p>
      <text:p text:style-name="P9"><text:span text:style-name="T48">(4) </text:span><text:span text:style-name="T49">if_not (3) </text:span><text:span text:style-name="T50">goto (6)</text:span></text:p>
      <text:p text:style-name="P10"><text:span text:style-name="T50">(5) set_rb 1</text:span></text:p>
      <text:p text:style-name="P10"><text:span text:style-name="T50">(6) get_rb</text:span></text:p>
      <text:p text:style-name="P10"><text:span text:style-name="T50">(7) </text:span><text:span text:style-name="T51">if_not (6) goto (10)</text:span></text:p>
      <text:p text:style-name="P11"><text:span text:style-name="T51">(8) = c 1</text:span></text:p>
      <text:p text:style-name="P11"><text:span text:style-name="T51">(9) goto (11)</text:span></text:p>
      <text:p text:style-name="P11"><text:span text:style-name="T51">(10) = c 2</text:span></text:p>
      <text:p text:style-name="P11"><text:span text:style-name="T51">(11)......</text:span></text:p>
      <text:p text:style-name="P11"><text:span text:style-name="T51"/></text:p>
      <text:p text:style-name="P12"><text:span text:style-name="T52"><text:tab/>cmpsub.a<text:tab/>r6, #0</text:span></text:p>
      <text:p text:style-name="P12"><text:span text:style-name="T52"><text:tab/>bne<text:tab/>.L4</text:span></text:p>
      <text:p text:style-name="P12"><text:span text:style-name="T52">.L2:</text:span></text:p>
      <text:p text:style-name="P12"><text:span text:style-name="T52"><text:tab/>cmpsub.a<text:tab/>r5, r4</text:span></text:p>
      <text:p text:style-name="P12"><text:span text:style-name="T52"><text:tab/>beg<text:tab/>.L4</text:span></text:p>
      <text:p text:style-name="P12"><text:span text:style-name="T52">.L3:</text:span></text:p>
      <text:p text:style-name="P12"><text:span text:style-name="T52"><text:tab/>mov<text:tab/>r4, #1</text:span></text:p>
      <text:p text:style-name="P12"><text:span text:style-name="T52"><text:tab/>b<text:tab/>.L5</text:span></text:p>
      <text:p text:style-name="P12"><text:span text:style-name="T52">.L4:</text:span></text:p>
      <text:p text:style-name="P12"><text:span text:style-name="T52"><text:tab/>mov<text:tab/>r4, #2</text:span></text:p>
      <text:p text:style-name="P12"><text:span text:style-name="T52">.L5:</text:span></text:p>
      <text:p text:style-name="P12"><text:span text:style-name="T52"/></text:p>
      <text:p text:style-name="P13"><text:span text:style-name="T53"/></text:p>
      <text:p text:style-name="P13"><text:soft-page-break/><text:span text:style-name="T53">对于简单布尔表达式的赋值，我们则使用条件mov指令进行翻译</text:span></text:p>
      <text:p text:style-name="P13"><text:span text:style-name="T53">c = a &lt; b;</text:span></text:p>
      <text:p text:style-name="P14"><text:span text:style-name="T54"><text:tab/>cmpsub.a<text:tab/>r5, #4</text:span></text:p>
      <text:p text:style-name="P14"><text:span text:style-name="T54"><text:tab/>mov<text:tab/>r4, #0</text:span></text:p>
      <text:p text:style-name="P14"><text:span text:style-name="T54"><text:tab/>cmovsl<text:tab/>r0,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ua Liansheng</meta:initial-creator>
    <meta:creation-date>2010-12-30T18:33:37</meta:creation-date>
    <dc:date>2010-12-30T23:10:44</dc:date>
    <dc:creator>Hua Liansheng</dc:creator>
    <meta:editing-duration>PT04H21M57S</meta:editing-duration>
    <meta:editing-cycles>68</meta:editing-cycles>
    <meta:generator>OpenOffice.org/3.2$Linux OpenOffice.org_project/320m19$Build-9505</meta:generator>
    <meta:document-statistic meta:table-count="0" meta:image-count="0" meta:object-count="0" meta:page-count="3" meta:paragraph-count="70" meta:word-count="1256" meta:character-count="2676"/>
  </office:meta>
</office:document-meta>
</file>